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07E4F25E85B.png"/>
  <manifest:file-entry manifest:media-type="image/png" manifest:full-path="Pictures/10000000000001F60000026C6EA4E72F.png"/>
  <manifest:file-entry manifest:media-type="image/png" manifest:full-path="Pictures/1000000000000290000002D893EDF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0.477cm" svg:height="2.666cm" svg:x="1.414cm" svg:y="0.993cm">
          <draw:image xlink:href="Pictures/10000000000001EF0000007E4F25E85B.png" xlink:type="simple" xlink:show="embed" xlink:actuate="onLoad">
            <text:p/>
          </draw:image>
        </draw:frame>
        <draw:frame draw:style-name="gr1" draw:text-style-name="P1" draw:layer="layout" svg:width="13.884cm" svg:height="15.408cm" svg:x="1.123cm" svg:y="4.464cm">
          <draw:image xlink:href="Pictures/1000000000000290000002D893EDF0E0.png" xlink:type="simple" xlink:show="embed" xlink:actuate="onLoad">
            <text:p/>
          </draw:image>
        </draw:frame>
        <draw:frame draw:style-name="gr1" draw:text-style-name="P1" draw:layer="layout" svg:width="10.625cm" svg:height="13.122cm" svg:x="16.221cm" svg:y="3.031cm">
          <draw:image xlink:href="Pictures/10000000000001F60000026C6EA4E72F.png" xlink:type="simple" xlink:show="embed" xlink:actuate="onLoad">
            <text:p/>
          </draw:image>
        </draw:frame>
        <draw:line draw:style-name="gr2" draw:text-style-name="P1" draw:layer="layout" svg:x1="11.881cm" svg:y1="1.355cm" svg:x2="16.143cm" svg:y2="3.839cm">
          <text:p/>
        </draw:line>
        <draw:line draw:style-name="gr2" draw:text-style-name="P1" draw:layer="layout" svg:x1="7.338cm" svg:y1="8.185cm" svg:x2="16.143cm" svg:y2="4.29cm">
          <text:p/>
        </draw:line>
        <draw:line draw:style-name="gr2" draw:text-style-name="P1" draw:layer="layout" svg:x1="6.83cm" svg:y1="8.693cm" svg:x2="2.738cm" svg:y2="1.835cm">
          <text:p/>
        </draw:line>
        <draw:line draw:style-name="gr2" draw:text-style-name="P1" draw:layer="layout" svg:x1="9.172cm" svg:y1="8.834cm" svg:x2="18.514cm" svg:y2="4.629cm">
          <text:p/>
        </draw:line>
        <draw:line draw:style-name="gr2" draw:text-style-name="P1" draw:layer="layout" svg:x1="7.564cm" svg:y1="9.878cm" svg:x2="3.838cm" svg:y2="1.835cm">
          <text:p/>
        </draw:line>
        <draw:line draw:style-name="gr2" draw:text-style-name="P1" draw:layer="layout" svg:x1="7.902cm" svg:y1="9.906cm" svg:x2="19.699cm" svg:y2="5.729cm">
          <text:p/>
        </draw:line>
        <draw:line draw:style-name="gr2" draw:text-style-name="P1" draw:layer="layout" svg:x1="7.79cm" svg:y1="12.813cm" svg:x2="19.784cm" svg:y2="8.269cm">
          <text:p/>
        </draw:line>
        <draw:line draw:style-name="gr2" draw:text-style-name="P1" draw:layer="layout" svg:x1="9.088cm" svg:y1="13.124cm" svg:x2="20.885cm" svg:y2="8.552cm">
          <text:p/>
        </draw:line>
        <draw:line draw:style-name="gr2" draw:text-style-name="P1" draw:layer="layout" svg:x1="10.894cm" svg:y1="7.31cm" svg:x2="4.685cm" svg:y2="2.173cm">
          <text:p/>
        </draw:line>
        <draw:line draw:style-name="gr2" draw:text-style-name="P1" draw:layer="layout" svg:x1="10.95cm" svg:y1="7.62cm" svg:x2="5.899cm" svg:y2="13.237cm">
          <text:p/>
        </draw:line>
        <draw:line draw:style-name="gr2" draw:text-style-name="P1" draw:layer="layout" svg:x1="9.201cm" svg:y1="13.547cm" svg:x2="20.856cm" svg:y2="8.97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11-01T10:53:37</meta:creation-date>
    <dc:date>2007-11-01T14:19:54</dc:date>
    <dc:language>en-US</dc:language>
    <meta:editing-cycles>12</meta:editing-cycles>
    <meta:editing-duration>PT1H6M1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